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FreeMono" fo:font-size="10pt" fo:font-weight="normal" officeooo:rsid="0017bc67" officeooo:paragraph-rsid="0017bc67" style:font-weight-asian="normal" style:font-weight-complex="normal"/>
    </style:style>
    <style:style style:name="P2" style:family="paragraph" style:parent-style-name="Standard">
      <style:text-properties fo:font-size="12pt" fo:font-weight="normal" officeooo:rsid="0017bc67" officeooo:paragraph-rsid="0017bc67" style:font-weight-asian="normal" style:font-weight-complex="normal"/>
    </style:style>
    <style:style style:name="P3" style:family="paragraph" style:parent-style-name="Standard">
      <style:text-properties style:font-name="FreeMono" fo:font-size="10pt" fo:font-weight="normal" officeooo:rsid="001931d8" officeooo:paragraph-rsid="001e3853" style:font-weight-asian="normal" style:font-weight-complex="normal"/>
    </style:style>
    <style:style style:name="P4" style:family="paragraph" style:parent-style-name="Standard">
      <style:text-properties style:font-name="FreeMono" fo:font-size="10pt" fo:font-weight="normal" officeooo:paragraph-rsid="001e3853" style:font-weight-asian="normal" style:font-weight-complex="normal"/>
    </style:style>
    <style:style style:name="P5" style:family="paragraph" style:parent-style-name="Standard">
      <style:text-properties style:font-name="FreeMono" fo:font-size="10pt" fo:font-weight="normal" officeooo:rsid="001e3853" officeooo:paragraph-rsid="001e3853" style:font-weight-asian="normal" style:font-weight-complex="normal"/>
    </style:style>
    <style:style style:name="P6" style:family="paragraph" style:parent-style-name="Standard">
      <style:text-properties style:font-name="Liberation Sans" fo:font-size="11pt" fo:font-weight="bold" officeooo:rsid="001d2150" officeooo:paragraph-rsid="001d2150" style:font-size-asian="11pt" style:font-weight-asian="bold" style:font-size-complex="11pt" style:font-weight-complex="bold"/>
    </style:style>
    <style:style style:name="P7" style:family="paragraph" style:parent-style-name="Standard">
      <style:text-properties style:font-name="Liberation Sans" fo:font-size="11pt" fo:font-weight="bold" officeooo:rsid="0017bc67" officeooo:paragraph-rsid="0017bc67" style:font-size-asian="11pt" style:font-weight-asian="bold" style:font-size-complex="11pt" style:font-weight-complex="bold"/>
    </style:style>
    <style:style style:name="P8" style:family="paragraph" style:parent-style-name="Standard">
      <style:text-properties style:font-name="Liberation Sans" fo:font-size="11pt" fo:font-weight="bold" officeooo:rsid="0017bc67" officeooo:paragraph-rsid="0019ba94" style:font-size-asian="11pt" style:font-weight-asian="bold" style:font-size-complex="11pt" style:font-weight-complex="bold"/>
    </style:style>
    <style:style style:name="P9" style:family="paragraph" style:parent-style-name="Standard">
      <style:text-properties style:font-name="Liberation Sans" fo:font-size="11pt" fo:font-weight="bold" officeooo:rsid="0017bc67" officeooo:paragraph-rsid="001bc9c9" style:font-size-asian="11pt" style:font-weight-asian="bold" style:font-size-complex="11pt" style:font-weight-complex="bold"/>
    </style:style>
    <style:style style:name="P10" style:family="paragraph" style:parent-style-name="Standard">
      <style:text-properties style:font-name="Liberation Sans" fo:font-size="11pt" fo:font-weight="bold" officeooo:rsid="0019ba94" officeooo:paragraph-rsid="0019ba94" style:font-size-asian="11pt" style:font-weight-asian="bold" style:font-size-complex="11pt" style:font-weight-complex="bold"/>
    </style:style>
    <style:style style:name="P11" style:family="paragraph" style:parent-style-name="Standard">
      <style:text-properties style:font-name="Liberation Sans" fo:font-size="11pt" fo:font-weight="bold" officeooo:rsid="001bc9c9" officeooo:paragraph-rsid="001bc9c9" style:font-size-asian="11pt" style:font-weight-asian="bold" style:font-size-complex="11pt" style:font-weight-complex="bold"/>
    </style:style>
    <style:style style:name="P12" style:family="paragraph" style:parent-style-name="Standard">
      <style:text-properties style:font-name="Liberation Sans" fo:font-size="11pt" fo:font-weight="bold" officeooo:rsid="001e6f22" officeooo:paragraph-rsid="001e6f22" style:font-size-asian="11pt" style:font-weight-asian="bold" style:font-size-complex="11pt" style:font-weight-complex="bold"/>
    </style:style>
    <style:style style:name="P13" style:family="paragraph" style:parent-style-name="Standard">
      <style:text-properties style:font-name="Liberation Sans" fo:font-size="11pt" officeooo:rsid="001658f5" officeooo:paragraph-rsid="001658f5" style:font-size-asian="11pt" style:font-size-complex="11pt"/>
    </style:style>
    <style:style style:name="P14" style:family="paragraph" style:parent-style-name="Standard">
      <style:text-properties style:font-name="Liberation Sans" fo:font-size="11pt" fo:font-weight="normal" officeooo:rsid="001658f5" officeooo:paragraph-rsid="001658f5" style:font-size-asian="11pt" style:font-weight-asian="normal" style:font-size-complex="11pt" style:font-weight-complex="normal"/>
    </style:style>
    <style:style style:name="P15" style:family="paragraph" style:parent-style-name="Standard">
      <style:text-properties style:font-name="Liberation Sans" fo:font-size="11pt" fo:font-weight="normal" officeooo:rsid="001d2150" officeooo:paragraph-rsid="001d2150" style:font-size-asian="11pt" style:font-weight-asian="normal" style:font-size-complex="11pt" style:font-weight-complex="normal"/>
    </style:style>
    <style:style style:name="P16" style:family="paragraph" style:parent-style-name="Standard">
      <style:text-properties style:font-name="Liberation Sans" fo:font-size="11pt" fo:font-weight="normal" officeooo:rsid="0017bc67" officeooo:paragraph-rsid="0017bc67" style:font-size-asian="11pt" style:font-weight-asian="normal" style:font-size-complex="11pt" style:font-weight-complex="normal"/>
    </style:style>
    <style:style style:name="P17" style:family="paragraph" style:parent-style-name="Standard">
      <style:text-properties style:font-name="Liberation Sans" fo:font-size="11pt" fo:font-weight="normal" officeooo:rsid="001931d8" officeooo:paragraph-rsid="001931d8" style:font-size-asian="11pt" style:font-weight-asian="normal" style:font-size-complex="11pt" style:font-weight-complex="normal"/>
    </style:style>
    <style:style style:name="P18" style:family="paragraph" style:parent-style-name="Standard">
      <style:text-properties style:font-name="Liberation Sans" fo:font-size="11pt" fo:font-weight="normal" officeooo:rsid="001e3853" officeooo:paragraph-rsid="001e3853" style:font-size-asian="11pt" style:font-weight-asian="normal" style:font-size-complex="11pt" style:font-weight-complex="normal"/>
    </style:style>
    <style:style style:name="P19" style:family="paragraph" style:parent-style-name="Standard">
      <style:text-properties style:font-name="Liberation Sans" fo:font-size="11pt" fo:font-weight="normal" officeooo:rsid="0019ba94" officeooo:paragraph-rsid="0019ba94" style:font-size-asian="11pt" style:font-weight-asian="normal" style:font-size-complex="11pt" style:font-weight-complex="normal"/>
    </style:style>
    <style:style style:name="P20" style:family="paragraph" style:parent-style-name="Standard">
      <style:text-properties style:font-name="Liberation Sans" fo:font-size="11pt" fo:font-weight="normal" officeooo:rsid="0019ba94" officeooo:paragraph-rsid="001bc9c9" style:font-size-asian="11pt" style:font-weight-asian="normal" style:font-size-complex="11pt" style:font-weight-complex="normal"/>
    </style:style>
    <style:style style:name="P21" style:family="paragraph" style:parent-style-name="Standard">
      <style:text-properties style:font-name="Liberation Sans" fo:font-size="11pt" fo:font-weight="normal" officeooo:rsid="001bc9c9" officeooo:paragraph-rsid="001bc9c9" style:font-size-asian="11pt" style:font-weight-asian="normal" style:font-size-complex="11pt" style:font-weight-complex="normal"/>
    </style:style>
    <style:style style:name="P22" style:family="paragraph" style:parent-style-name="Standard">
      <style:text-properties style:font-name="Liberation Sans" fo:font-size="11pt" fo:font-weight="normal" officeooo:rsid="001e6f22" officeooo:paragraph-rsid="001e6f22" style:font-size-asian="11pt" style:font-weight-asian="normal" style:font-size-complex="11pt" style:font-weight-complex="normal"/>
    </style:style>
    <style:style style:name="P23" style:family="paragraph" style:parent-style-name="Standard">
      <style:text-properties style:font-name="Liberation Sans" fo:font-size="11pt" style:text-underline-style="solid" style:text-underline-width="auto" style:text-underline-color="font-color" fo:font-weight="normal" officeooo:rsid="001bc9c9" officeooo:paragraph-rsid="001bc9c9" style:font-size-asian="11pt" style:font-weight-asian="normal" style:font-size-complex="11pt" style:font-weight-complex="normal"/>
    </style:style>
    <style:style style:name="P24" style:family="paragraph" style:parent-style-name="Standard">
      <style:text-properties style:font-name="Liberation Sans" fo:font-size="11pt" style:text-underline-style="none" fo:font-weight="normal" officeooo:rsid="001bc9c9" officeooo:paragraph-rsid="001bc9c9" style:font-size-asian="11pt" style:font-weight-asian="normal" style:font-size-complex="11pt" style:font-weight-complex="normal"/>
    </style:style>
    <style:style style:name="P25" style:family="paragraph" style:parent-style-name="Standard">
      <style:text-properties style:font-name="Liberation Sans" fo:font-size="13pt" fo:font-weight="bold" officeooo:rsid="001658f5" officeooo:paragraph-rsid="001658f5" style:font-size-asian="11pt" style:font-weight-asian="bold" style:font-size-complex="11pt" style:font-weight-complex="bold"/>
    </style:style>
    <style:style style:name="P26" style:family="paragraph" style:parent-style-name="Standard">
      <style:text-properties style:font-name="Liberation Sans" fo:font-size="13pt" fo:font-weight="bold" officeooo:rsid="001d2150" officeooo:paragraph-rsid="001d2150" style:font-size-asian="11pt" style:font-weight-asian="bold" style:font-size-complex="11pt" style:font-weight-complex="bold"/>
    </style:style>
    <style:style style:name="P27" style:family="paragraph" style:parent-style-name="Standard">
      <style:text-properties style:font-name="Liberation Sans" fo:font-size="13pt" fo:font-weight="bold" officeooo:rsid="0017bc67" officeooo:paragraph-rsid="0017bc67" style:font-size-asian="11pt" style:font-weight-asian="bold" style:font-size-complex="11pt" style:font-weight-complex="bold"/>
    </style:style>
    <style:style style:name="P28" style:family="paragraph" style:parent-style-name="Standard">
      <style:text-properties style:font-name="Liberation Sans" fo:font-size="15pt" fo:font-weight="bold" officeooo:rsid="001658f5" officeooo:paragraph-rsid="001658f5" style:font-size-asian="11pt" style:font-weight-asian="bold" style:font-size-complex="11pt" style:font-weight-complex="bold"/>
    </style:style>
    <style:style style:name="P29" style:family="paragraph" style:parent-style-name="Standard">
      <style:text-properties style:font-name="Liberation Sans" fo:font-size="15pt" officeooo:rsid="001658f5" officeooo:paragraph-rsid="001658f5" style:font-size-asian="11pt" style:font-size-complex="11pt"/>
    </style:style>
    <style:style style:name="P30" style:family="paragraph" style:parent-style-name="Standard">
      <style:paragraph-properties fo:break-before="page"/>
      <style:text-properties style:font-name="Liberation Sans" fo:font-size="11pt" fo:font-weight="normal" officeooo:rsid="001e3853" officeooo:paragraph-rsid="001e3853" style:font-size-asian="11pt" style:font-weight-asian="normal" style:font-size-complex="11pt" style:font-weight-complex="normal"/>
    </style:style>
    <style:style style:name="T1" style:family="text">
      <style:text-properties officeooo:rsid="0019ba94"/>
    </style:style>
    <style:style style:name="T2" style:family="text">
      <style:text-properties officeooo:rsid="001d2150"/>
    </style:style>
    <style:style style:name="T3" style:family="text">
      <style:text-properties officeooo:rsid="001658f5"/>
    </style:style>
    <style:style style:name="T4" style:family="text">
      <style:text-properties officeooo:rsid="001e3853"/>
    </style:style>
    <style:style style:name="T5" style:family="text">
      <style:text-properties officeooo:rsid="001e6f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O<text:span text:style-name="T2">doo</text:span> module <text:span text:style-name="T2">purchase_</text:span>procurati<text:span text:style-name="T2">on_multi_level</text:span></text:p>
      <text:p text:style-name="P29"/>
      <text:p text:style-name="P13"/>
      <text:p text:style-name="P26">Objective</text:p>
      <text:p text:style-name="P14"><text:span text:style-name="T2">Many users in an organisation are allowed to purchase products or services for a limited amount and one or more cost centers</text:span>. <text:span text:style-name="T2">When exceeding the limit a superior with a higher limit for the same cost center should confirm also</text:span>. <text:span text:style-name="T2">Even that superior may need confirmation of a superior</text:span>.</text:p>
      <text:p text:style-name="P14"/>
      <text:p text:style-name="P25"><text:span text:style-name="T2">Workflow</text:span> O<text:span text:style-name="T2">doo</text:span></text:p>
      <text:p text:style-name="P14"><text:span text:style-name="T2">Some users are allowed to create requests for purchase (RFFQ). When the RFQ is completed and confirmed it is turned into a purchase order</text:span>. <text:span text:style-name="T2">Each product can be assigned a different cost center</text:span>.</text:p>
      <text:p text:style-name="P14"/>
      <text:p text:style-name="P26">Modification</text:p>
      <text:p text:style-name="P14">Per <text:span text:style-name="T2">user and cost center a procuration rule with a limit and a superior can be defined</text:span>. <text:span text:style-name="T2">Some people (especially the managing director) may need several rules</text:span>.</text:p>
      <text:p text:style-name="P14"/>
      <text:p text:style-name="P15">The RFQ's will remain in their state when the total amount exceeds the creator's procuration limit. First when a superior with a high enough limit confirms the RFQ becomes a purchase order. It's possible to bypass a superior. All confirmations are registered as well as the next to confirm (even if he is bypassed)<text:span text:style-name="T3">.</text:span></text:p>
      <text:p text:style-name="P14"><text:span text:style-name="T2">Superiors can easily select all the RFQ's to confirm through a fiter or a single one by name</text:span>.</text:p>
      <text:p text:style-name="P13"/>
      <text:p text:style-name="P7"/>
      <text:p text:style-name="P27"><text:span text:style-name="T2">Configuration</text:span></text:p>
      <text:p text:style-name="P15">Check procuration manager for the user to maintain the procuration rules.</text:p>
      <text:p text:style-name="P7"/>
      <text:p text:style-name="P7">Procurati<text:span text:style-name="T2">on </text:span>limit<text:span text:style-name="T2">s</text:span></text:p>
      <text:p text:style-name="P15">Menu: Invoices / suppliers / procuration limits</text:p>
      <text:p text:style-name="P16"><text:span text:style-name="T2">The limits are registered with a name in their own table so they can easily be adapted when inflation moves forward.</text:span></text:p>
      <text:p text:style-name="P16"/>
      <text:p text:style-name="P7"><text:span text:style-name="T2">For example</text:span>:</text:p>
      <text:p text:style-name="P1"><text:s text:c="8"/>500.00 <text:s/><text:span text:style-name="T2">minimal</text:span> </text:p>
      <text:p text:style-name="P1"><text:s text:c="7"/>2500.00 <text:s/><text:span text:style-name="T2">purchase dept</text:span></text:p>
      <text:p text:style-name="P1"><text:s text:c="5"/>100000.00 <text:s/><text:span text:style-name="T2">financial dept</text:span></text:p>
      <text:p text:style-name="P1"><text:s text:c="3"/>10000000.00 <text:s/><text:span text:style-name="T2">unlimited</text:span></text:p>
      <text:p text:style-name="P2"/>
      <text:p text:style-name="P6">User procurations</text:p>
      <text:p text:style-name="P15">Menu: Invoices / suppliers / user procurations</text:p>
      <text:p text:style-name="P16"><text:span text:style-name="T2">Enter for each user and cost center a limit and a superior</text:span>.</text:p>
      <text:p text:style-name="P16"/>
      <text:p text:style-name="P16"><text:span text:style-name="T2">Work</text:span> top down, <text:span text:style-name="T2">start with the users who have unlimited procurations (they will not need a superior.) On every other rule a superior with a higher limit for the same cost center is required</text:span>. </text:p>
      <text:p text:style-name="P16"/>
      <text:p text:style-name="P7"><text:span text:style-name="T2">For example</text:span>:</text:p>
      <text:p text:style-name="P3"><text:span text:style-name="T4">Buddy Boss</text:span><text:tab/>Project<text:span text:style-name="T4">s</text:span><text:tab/><text:span text:style-name="T4">unlimited</text:span><text:tab/><text:tab/>10<text:span text:style-name="T4">0</text:span>000000<text:tab/>-</text:p>
      <text:p text:style-name="P3"><text:span text:style-name="T4">Buddy Boss</text:span><text:tab/><text:span text:style-name="T4">Retail</text:span><text:tab/><text:span text:style-name="T4">unlimited</text:span><text:tab/><text:tab/>10<text:span text:style-name="T4">0</text:span>000000<text:tab/>-</text:p>
      <text:p text:style-name="P4"><text:span text:style-name="T4">Polly Penny Retail<text:tab/>financial dept<text:tab/> <text:s text:c="2"/>100000<text:tab/>Buddy Boss</text:span></text:p>
      <text:p text:style-name="P4"><text:span text:style-name="T4">Pete<text:tab/><text:tab/>Projects<text:tab/>purchase dept<text:tab/> <text:s text:c="4"/>2500<text:tab/>Buddy Boss</text:span></text:p>
      <text:p text:style-name="P5">Pete<text:tab/><text:tab/>Retail<text:tab/>purchase dept<text:tab/> <text:s text:c="4"/>2500<text:tab/>Polly Penny</text:p>
      <text:p text:style-name="P4"><text:span text:style-name="T4">Mary<text:tab/><text:tab/>Projects<text:tab/>minimal<text:tab/><text:tab/> <text:s text:c="5"/>500<text:tab/>Pete</text:span></text:p>
      <text:p text:style-name="P5">John<text:tab/><text:tab/>Retail<text:tab/>minimal<text:tab/><text:tab/> <text:s text:c="5"/>500<text:tab/>Pete</text:p>
      <text:p text:style-name="P17"/>
      <text:p text:style-name="P18">To change the limits for John and Mary or all off Pete's cost centers it is possible to just change the <text:s/>limits of 'mimimal' <text:s/>and 'purchase dept'. However you might have reasons to give Mary a different <text:span text:style-name="T5">limit from John's. In that case you might need to make an extra entry in 'procuration limits'</text:span></text:p>
      <text:p text:style-name="P18"/>
      <text:p text:style-name="P30"/>
      <text:p text:style-name="P12">Purchases</text:p>
      <text:p text:style-name="P8"/>
      <text:p text:style-name="P10"><text:span text:style-name="T5">RFQ</text:span></text:p>
      <text:p text:style-name="P19"><text:span text:style-name="T5">Purchase / quotations (or orders) click [create]</text:span></text:p>
      <text:p text:style-name="P19"><text:span text:style-name="T5">Differently from regular Odoo one has to choose a cost center from the ones he's given procuration for.</text:span></text:p>
      <text:p text:style-name="P19"><text:span text:style-name="T5">After entering the order lines and closing the quotation the cost center will be copied to the order lines. When no more changes are needed click [confirm].</text:span></text:p>
      <text:p text:style-name="P22">At this moment the procuration rules will be applied. The approval will be written in the database as well as if necessary the superior to commit (as not approved). The RFQ will now be visible for the superior in his filter 'RFQ's to approve'<text:span text:style-name="T1">. </text:span>If he's not available his manager can approve instead<text:span text:style-name="T1">. </text:span>The absence of the first superior remains unapproved.</text:p>
      <text:p text:style-name="P22">If the RFQ is altered, all approvals will be removed.</text:p>
      <text:p text:style-name="P19"/>
      <text:p text:style-name="P11">Aut<text:span text:style-name="T5">h</text:span>orisati<text:span text:style-name="T5">on</text:span></text:p>
      <text:p text:style-name="P9"/>
      <text:p text:style-name="P11">Tab<text:span text:style-name="T5">les</text:span></text:p>
      <text:p text:style-name="P23">New</text:p>
      <text:p text:style-name="P21">Res_procuration_limit</text:p>
      <text:p text:style-name="P21">Res_procuration_limit_user</text:p>
      <text:p text:style-name="P21">Purchase_approval</text:p>
      <text:p text:style-name="P21"/>
      <text:p text:style-name="P23"><text:span text:style-name="T5">Modified</text:span></text:p>
      <text:p text:style-name="P24">Res_users</text:p>
      <text:p text:style-name="P24">Purchase_order</text:p>
      <text:p text:style-name="P24">Purchase_order_line</text:p>
      <text:p text:style-name="P9"/>
      <text:p text:style-name="P11">Gr<text:span text:style-name="T5">oups</text:span></text:p>
      <text:p text:style-name="P23">New</text:p>
      <text:p text:style-name="P21">Procuration_manager</text:p>
      <text:p text:style-name="P21"/>
      <text:p text:style-name="P23"><text:span text:style-name="T5">Modified</text:span></text:p>
      <text:p text:style-name="P21">Purchase_user</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s </meta:initial-creator>
    <meta:creation-date>2014-02-05T14:57:23</meta:creation-date>
    <dc:date>2015-02-12T16:06:56.582397306</dc:date>
    <dc:creator>Hans </dc:creator>
    <meta:editing-duration>PT10M49S</meta:editing-duration>
    <meta:editing-cycles>3</meta:editing-cycles>
    <meta:generator>LibreOffice/4.3.3.2$Linux_X86_64 LibreOffice_project/430m0$Build-2</meta:generator>
    <meta:document-statistic meta:table-count="0" meta:image-count="0" meta:object-count="0" meta:page-count="2" meta:paragraph-count="54" meta:word-count="537" meta:character-count="3342" meta:non-whitespace-character-count="2795"/>
  </office:meta>
</office:document-meta>
</file>